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44a2"/>
    </style:style>
    <style:style style:name="P2" style:family="paragraph" style:parent-style-name="Text_20_body">
      <style:text-properties officeooo:paragraph-rsid="001f44a2"/>
    </style:style>
    <style:style style:name="P3" style:family="paragraph" style:parent-style-name="Text_20_body">
      <style:text-properties officeooo:paragraph-rsid="00212004"/>
    </style:style>
    <style:style style:name="P4" style:family="paragraph" style:parent-style-name="Text_20_body">
      <style:text-properties officeooo:paragraph-rsid="0022990c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f44a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12004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2990c"/>
    </style:style>
    <style:style style:name="P8" style:family="paragraph" style:parent-style-name="Text_20_body">
      <style:paragraph-properties fo:margin-top="0cm" fo:margin-bottom="0.499cm" loext:contextual-spacing="false"/>
      <style:text-properties officeooo:rsid="00668418" officeooo:paragraph-rsid="0022990c"/>
    </style:style>
    <style:style style:name="P9" style:family="paragraph" style:parent-style-name="Preformatted_20_Text">
      <style:text-properties officeooo:paragraph-rsid="001f44a2"/>
    </style:style>
    <style:style style:name="P10" style:family="paragraph" style:parent-style-name="Preformatted_20_Text">
      <style:text-properties officeooo:paragraph-rsid="00212004"/>
    </style:style>
    <style:style style:name="P11" style:family="paragraph" style:parent-style-name="Preformatted_20_Text">
      <style:text-properties officeooo:paragraph-rsid="0022990c"/>
    </style:style>
    <style:style style:name="P12" style:family="paragraph" style:parent-style-name="Heading_20_3">
      <style:text-properties officeooo:paragraph-rsid="001f44a2"/>
    </style:style>
    <style:style style:name="P13" style:family="paragraph" style:parent-style-name="Heading_20_3">
      <style:paragraph-properties fo:text-align="center" style:justify-single-word="false"/>
      <style:text-properties officeooo:paragraph-rsid="001f44a2" fo:background-color="#99ff66"/>
    </style:style>
    <style:style style:name="T1" style:family="text">
      <style:text-properties fo:font-weight="bold"/>
    </style:style>
    <style:style style:name="T2" style:family="text">
      <style:text-properties officeooo:rsid="002c5f56"/>
    </style:style>
    <style:style style:name="T3" style:family="text">
      <style:text-properties officeooo:rsid="00234f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Interactive Mode Programming</text:h>
      <text:p text:style-name="P2"/>
      <text:p text:style-name="P3">You can start Python from Unix, DOS, or any other system that provides you a command-line interpreter or shell window.</text:p>
      <text:p text:style-name="P3">Enter <text:span text:style-name="T1">python</text:span> the command line.</text:p>
      <text:p text:style-name="P3">Start coding right away in the interactive interpreter.</text:p>
      <text:p text:style-name="P10">$python # Unix/Linux</text:p>
      <text:p text:style-name="P10">or</text:p>
      <text:p text:style-name="P10">python% # Unix/Linux</text:p>
      <text:p text:style-name="P10">or</text:p>
      <text:p text:style-name="P6">C:&gt; python # Windows/DOS</text:p>
      <text:p text:style-name="P2">Invoking the interpreter without passing a script file as a parameter brings up the following prompt −</text:p>
      <text:p text:style-name="P9">$ python</text:p>
      <text:p text:style-name="P9">Python 2.4.3 (#1, Nov 11 2010, 13:34:43)</text:p>
      <text:p text:style-name="P9">[GCC 4.1.2 20080704 (Red Hat 4.1.2-48)] on linux2</text:p>
      <text:p text:style-name="P9">Type "help", "copyright", "credits" or "license" for more information.</text:p>
      <text:p text:style-name="P5">&gt;&gt;&gt;</text:p>
      <text:p text:style-name="P1"/>
      <text:p text:style-name="P5">&gt;&gt;&gt; print "Hello, Python!"</text:p>
      <text:h text:style-name="P12" text:outline-level="3">Script Mode Programming</text:h>
      <text:p text:style-name="P2">Invoking the interpreter with a script parameter begins execution of the script and continues until the script is finished. When the script is finished, the interpreter is no longer active.</text:p>
      <text:p text:style-name="P2">Let us write a simple Python program in a script. Python files have extension <text:span text:style-name="T1">.py</text:span>. Type the following source code in a <text:span text:style-name="T2">hb</text:span>test.py file:</text:p>
      <text:p text:style-name="P1"/>
      <text:p text:style-name="P5">print "Hello, Python!"</text:p>
      <text:p text:style-name="P2"><text:span text:style-name="T3">t</text:span>his produces the following result:</text:p>
      <text:p text:style-name="P5">Hello, Python!</text:p>
      <text:p text:style-name="P2">Let us try another way to execute a Python script. Here is the modified test.py file −</text:p>
      <text:p text:style-name="P9">#!/usr/bin/python</text:p>
      <text:p text:style-name="P9"/>
      <text:p text:style-name="P5">print "Hello, Python!"</text:p>
      <text:p text:style-name="P5"/>
      <text:p text:style-name="P5"/>
      <text:p text:style-name="P5"/>
      <text:p text:style-name="P5"><text:soft-page-break/></text:p>
      <text:p text:style-name="P4">A Python script can be executed at command line by invoking the interpreter on your application, as in the following −</text:p>
      <text:p text:style-name="P11">$python script.py # Unix/Linux</text:p>
      <text:p text:style-name="P11"/>
      <text:p text:style-name="P11">or</text:p>
      <text:p text:style-name="P11"/>
      <text:p text:style-name="P11">python% script.py # Unix/Linux</text:p>
      <text:p text:style-name="P11"/>
      <text:p text:style-name="P11">or </text:p>
      <text:p text:style-name="P11"/>
      <text:p text:style-name="P7">C: &gt;python script.py # Windows/DOS</text:p>
      <text:p text:style-name="P8"><text:span text:style-name="T1">Note</text:span> − Be sure the file permission mode allows execution.</text:p>
      <text:p text:style-name="P2">We assume that you have Python interpreter available in /usr/bin directory. Now, try to run this program as follows −</text:p>
      <text:p text:style-name="P9">$ chmod +x test.py <text:s text:c="4"/># This is to make file executable</text:p>
      <text:p text:style-name="P5">$./test.py</text:p>
      <text:p text:style-name="P2">This produces the following result −</text:p>
      <text:p text:style-name="P5">Hello, Python!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38:07.475787232</meta:creation-date>
    <dc:date>2018-05-09T22:21:03.528251311</dc:date>
    <meta:editing-duration>PT4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70" meta:character-count="1646" meta:non-whitespace-character-count="1408"/>
  </office:meta>
</office:document-meta>
</file>